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WiFi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WiFi</text:span><text:span text:style-name="T9_2"><text:tab/></text:span><text:span text:style-name="T9_3">KEYWORD</text:span><text:span text:style-name="T9_4">1</text:span></text:p>
      <text:p text:style-name="P10"><text:span text:style-name="T10_1">Client</text:span><text:span text:style-name="T10_2"><text:tab/></text:span><text:span text:style-name="T10_3">KEYWORD</text:span><text:span text:style-name="T10_4">1</text:span></text:p>
      <text:p text:style-name="P11"><text:span text:style-name="T11_1">Server</text:span><text:span text:style-name="T11_2"><text:tab/></text:span><text:span text:style-name="T11_3">KEYWORD</text:span><text:span text:style-name="T11_4">1</text:span></text:p>
      <text:p text:style-name="P12"/>
      <text:p text:style-name="P13"><text:span text:style-name="T13_1">#######################################</text:span></text:p>
      <text:p text:style-name="P14"><text:span text:style-name="T14_1">#<text:s/></text:span><text:span text:style-name="T14_2">Methods</text:span><text:span text:style-name="T14_3"><text:s/></text:span><text:span text:style-name="T14_4">and</text:span><text:span text:style-name="T14_5"><text:s/></text:span><text:span text:style-name="T14_6">Functions</text:span><text:span text:style-name="T14_7"><text:s/>(</text:span><text:span text:style-name="T14_8">KEYWORD</text:span><text:span text:style-name="T14_9">2)</text:span></text:p>
      <text:p text:style-name="P15"><text:span text:style-name="T15_1">#######################################</text:span></text:p>
      <text:p text:style-name="P16"/>
      <text:p text:style-name="P17"><text:span text:style-name="T17_1">status</text:span><text:span text:style-name="T17_2"><text:tab/></text:span><text:span text:style-name="T17_3">KEYWORD</text:span><text:span text:style-name="T17_4">2</text:span></text:p>
      <text:p text:style-name="P18"><text:span text:style-name="T18_1">connect</text:span><text:span text:style-name="T18_2"><text:tab/></text:span><text:span text:style-name="T18_3">KEYWORD</text:span><text:span text:style-name="T18_4">2</text:span></text:p>
      <text:p text:style-name="P19"><text:span text:style-name="T19_1">write</text:span><text:span text:style-name="T19_2"><text:tab/></text:span><text:span text:style-name="T19_3">KEYWORD</text:span><text:span text:style-name="T19_4">2</text:span></text:p>
      <text:p text:style-name="P20"><text:span text:style-name="T20_1">available</text:span><text:span text:style-name="T20_2"><text:tab/></text:span><text:span text:style-name="T20_3">KEYWORD</text:span><text:span text:style-name="T20_4">2</text:span></text:p>
      <text:p text:style-name="P21"><text:span text:style-name="T21_1">config</text:span><text:span text:style-name="T21_2"><text:tab/></text:span><text:span text:style-name="T21_3">KEYWORD</text:span><text:span text:style-name="T21_4">2</text:span></text:p>
      <text:p text:style-name="P22"><text:span text:style-name="T22_1">setDNS</text:span><text:span text:style-name="T22_2"><text:tab/></text:span><text:span text:style-name="T22_3">KEYWORD</text:span><text:span text:style-name="T22_4">2</text:span></text:p>
      <text:p text:style-name="P23"><text:span text:style-name="T23_1">read</text:span><text:span text:style-name="T23_2"><text:tab/></text:span><text:span text:style-name="T23_3">KEYWORD</text:span><text:span text:style-name="T23_4">2</text:span></text:p>
      <text:p text:style-name="P24"><text:span text:style-name="T24_1">flush</text:span><text:span text:style-name="T24_2"><text:tab/></text:span><text:span text:style-name="T24_3">KEYWORD</text:span><text:span text:style-name="T24_4">2</text:span></text:p>
      <text:p text:style-name="P25"><text:span text:style-name="T25_1">stop</text:span><text:span text:style-name="T25_2"><text:tab/></text:span><text:span text:style-name="T25_3">KEYWORD</text:span><text:span text:style-name="T25_4">2</text:span></text:p>
      <text:p text:style-name="P26"><text:span text:style-name="T26_1">connected</text:span><text:span text:style-name="T26_2"><text:tab/></text:span><text:span text:style-name="T26_3">KEYWORD</text:span><text:span text:style-name="T26_4">2</text:span></text:p>
      <text:p text:style-name="P27"><text:span text:style-name="T27_1">begin</text:span><text:span text:style-name="T27_2"><text:tab/></text:span><text:span text:style-name="T27_3">KEYWORD</text:span><text:span text:style-name="T27_4">2</text:span></text:p>
      <text:p text:style-name="P28"><text:span text:style-name="T28_1">disconnect</text:span><text:span text:style-name="T28_2"><text:tab/></text:span><text:span text:style-name="T28_3">KEYWORD</text:span><text:span text:style-name="T28_4">2</text:span></text:p>
      <text:p text:style-name="P29"><text:span text:style-name="T29_1">macAddress</text:span><text:span text:style-name="T29_2"><text:tab/></text:span><text:span text:style-name="T29_3">KEYWORD</text:span><text:span text:style-name="T29_4">2</text:span></text:p>
      <text:p text:style-name="P30"><text:span text:style-name="T30_1">localIP</text:span><text:span text:style-name="T30_2"><text:tab/></text:span><text:span text:style-name="T30_3">KEYWORD</text:span><text:span text:style-name="T30_4">2</text:span></text:p>
      <text:p text:style-name="P31"><text:span text:style-name="T31_1">subnetMask</text:span><text:span text:style-name="T31_2"><text:tab/></text:span><text:span text:style-name="T31_3">KEYWORD</text:span><text:span text:style-name="T31_4">2</text:span></text:p>
      <text:p text:style-name="P32"><text:span text:style-name="T32_1">gatewayIP</text:span><text:span text:style-name="T32_2"><text:tab/></text:span><text:span text:style-name="T32_3">KEYWORD</text:span><text:span text:style-name="T32_4">2</text:span></text:p>
      <text:p text:style-name="P33"><text:span text:style-name="T33_1">SSID</text:span><text:span text:style-name="T33_2"><text:tab/></text:span><text:span text:style-name="T33_3">KEYWORD</text:span><text:span text:style-name="T33_4">2</text:span></text:p>
      <text:p text:style-name="P34"><text:span text:style-name="T34_1">BSSID</text:span><text:span text:style-name="T34_2"><text:tab/><text:tab/></text:span><text:span text:style-name="T34_3">KEYWORD</text:span><text:span text:style-name="T34_4">2</text:span></text:p>
      <text:p text:style-name="P35"><text:span text:style-name="T35_1">RSSI</text:span><text:span text:style-name="T35_2"><text:tab/></text:span><text:span text:style-name="T35_3">KEYWORD</text:span><text:span text:style-name="T35_4">2</text:span></text:p>
      <text:p text:style-name="P36"><text:span text:style-name="T36_1">encryptionType</text:span><text:span text:style-name="T36_2"><text:tab/></text:span><text:span text:style-name="T36_3">KEYWORD</text:span><text:span text:style-name="T36_4">2</text:span></text:p>
      <text:p text:style-name="P37"><text:span text:style-name="T37_1">getResult</text:span><text:span text:style-name="T37_2"><text:tab/></text:span><text:span text:style-name="T37_3">KEYWORD</text:span><text:span text:style-name="T37_4">2</text:span></text:p>
      <text:p text:style-name="P38"><text:span text:style-name="T38_1">getSocket</text:span><text:span text:style-name="T38_2"><text:tab/></text:span><text:span text:style-name="T38_3">KEYWORD</text:span><text:span text:style-name="T38_4">2</text:span></text:p>
      <text:p text:style-name="P39"><text:span text:style-name="T39_1">WiFiClient</text:span><text:span text:style-name="T39_2"><text:tab/></text:span><text:span text:style-name="T39_3">KEYWORD</text:span><text:span text:style-name="T39_4">2</text:span></text:p>
      <text:p text:style-name="P40"><text:span text:style-name="T40_1">WiFiServer</text:span><text:span text:style-name="T40_2"><text:tab/></text:span><text:span text:style-name="T40_3">KEYWORD</text:span><text:span text:style-name="T40_4">2</text:span></text:p>
      <text:p text:style-name="P41"><text:span text:style-name="T41_1">WiFiUDP</text:span><text:span text:style-name="T41_2"><text:tab/><text:tab/></text:span><text:span text:style-name="T41_3">KEYWORD</text:span><text:span text:style-name="T41_4">2</text:span></text:p>
      <text:p text:style-name="P42"><text:span text:style-name="T42_1">beginPacket</text:span><text:span text:style-name="T42_2"><text:tab/></text:span><text:span text:style-name="T42_3">KEYWORD</text:span><text:span text:style-name="T42_4">2</text:span></text:p>
      <text:p text:style-name="P43"><text:span text:style-name="T43_1">endPacket</text:span><text:span text:style-name="T43_2"><text:tab/></text:span><text:span text:style-name="T43_3">KEYWORD</text:span><text:span text:style-name="T43_4">2</text:span></text:p>
      <text:p text:style-name="P44"><text:span text:style-name="T44_1">parsePacket</text:span><text:span text:style-name="T44_2"><text:tab/></text:span><text:span text:style-name="T44_3">KEYWORD</text:span><text:span text:style-name="T44_4">2</text:span></text:p>
      <text:p text:style-name="P45"><text:span text:style-name="T45_1">remoteIP</text:span><text:span text:style-name="T45_2"><text:tab/></text:span><text:span text:style-name="T45_3">KEYWORD</text:span><text:span text:style-name="T45_4">2</text:span></text:p>
      <text:p text:style-name="P46"><text:span text:style-name="T46_1">remotePort</text:span><text:span text:style-name="T46_2"><text:tab/></text:span><text:span text:style-name="T46_3">KEYWORD</text:span><text:span text:style-name="T46_4">2</text:span></text:p>
      <text:p text:style-name="P47"/>
      <text:p text:style-name="P48"><text:span text:style-name="T48_1">#######################################</text:span></text:p>
      <text:p text:style-name="P49"><text:span text:style-name="T49_1">#<text:s/></text:span><text:span text:style-name="T49_2">Constants</text:span><text:span text:style-name="T49_3"><text:s/>(</text:span><text:span text:style-name="T49_4">LITERAL</text:span><text:span text:style-name="T49_5">1)</text:span></text:p>
      <text:p text:style-name="P50"><text:span text:style-name="T50_1">#######################################</text:span></text:p>
      <text:p text:style-name="P51"/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